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1d46" officeooo:paragraph-rsid="00101d46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01d46" officeooo:paragraph-rsid="00101d46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125725" officeooo:paragraph-rsid="00125725"/>
    </style:style>
    <style:style style:name="P4" style:family="paragraph" style:parent-style-name="Standard">
      <style:text-properties officeooo:rsid="00101d46" officeooo:paragraph-rsid="00101d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amen xquery<text:tab/> sara lamas<text:tab/> asir1</text:p>
      <text:p text:style-name="P1"/>
      <text:p text:style-name="P1"/>
      <text:p text:style-name="P1">EJERCICIO 1</text:p>
      <text:p text:style-name="P1"/>
      <text:p text:style-name="P1">for $x in doc("examen")/peliculas/pelicula</text:p>
      <text:p text:style-name="P1">order by $x/director </text:p>
      <text:p text:style-name="P1">return $x/titulo</text:p>
      <text:p text:style-name="P1"/>
      <text:p text:style-name="P1"/>
      <text:p text:style-name="P1"/>
      <text:p text:style-name="P1"/>
      <text:p text:style-name="P1">EJERCICIO 2</text:p>
      <text:p text:style-name="P1"/>
      <text:p text:style-name="P1"><text:bookmark-start text:name="__DdeLink__199_3103955433"/><text:bookmark-start text:name="__DdeLink__202_3103955433"/>for $x in doc("examen")/peliculas/pelicula/actores</text:p>
      <text:p text:style-name="P1">return $x/actor/nombre/text() | $x/actor/apellido/text()<text:bookmark-end text:name="__DdeLink__202_3103955433"/><text:bookmark-end text:name="__DdeLink__199_3103955433"/></text:p>
      <text:p text:style-name="P1"/>
      <text:p text:style-name="P3">se que es con upper-case() pero no me acuerdo la manera de hacerlo.</text:p>
      <text:p text:style-name="P1"/>
      <text:p text:style-name="P1"/>
      <text:p text:style-name="P1"/>
      <text:p text:style-name="P1"/>
      <text:p text:style-name="P1">EJERCICIO 3</text:p>
      <text:p text:style-name="P1"/>
      <text:p text:style-name="P1">for $x in doc("examen")/peliculas/pelicula</text:p>
      <text:p text:style-name="P1">order by $x/año</text:p>
      <text:p text:style-name="P1">return $x/director/text()</text:p>
      <text:p text:style-name="P1"/>
      <text:p text:style-name="P1"/>
      <text:p text:style-name="P1"/>
      <text:p text:style-name="P1"/>
      <text:p text:style-name="P1">EJERCICIO 4</text:p>
      <text:p text:style-name="P1"/>
      <text:p text:style-name="P1">for $x in doc("examen")/peliculas/pelicula</text:p>
      <text:p text:style-name="P1">return $x/titulo/text() | $x/actores/actor [1]/nombre/text()</text:p>
      <text:p text:style-name="P1"/>
      <text:p text:style-name="P1"/>
      <text:p text:style-name="P1"/>
      <text:p text:style-name="P1"/>
      <text:p text:style-name="P1">EJERCICIO 5</text:p>
      <text:p text:style-name="P1"/>
      <text:p text:style-name="P1">for $x in doc("examen")/peliculas/pelicula</text:p>
      <text:p text:style-name="P1">return </text:p>
      <text:p text:style-name="P1">&lt;ol&gt;</text:p>
      <text:p text:style-name="P1">&lt;li&gt; · {$x/titulo/text()} &lt;/li&gt; &lt;li&gt; · {$x/director/text()} &lt;/li&gt;</text:p>
      <text:p text:style-name="P1">&lt;/ol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1T16:03:03.199677871</meta:creation-date>
    <dc:date>2023-05-31T16:47:48.621048860</dc:date>
    <meta:editing-duration>PT9M3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2" meta:word-count="78" meta:character-count="646" meta:non-whitespace-character-count="586"/>
  </office:meta>
</office:document-meta>
</file>